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</text:span></text:p>
      <text:p text:style-name="P1"><text:span text:style-name="T1"><text:tab/><text:tab/><text:tab/>Method Overriding in Python</text:span></text:p>
      <text:p text:style-name="P1"><text:span text:style-name="T1"><text:tab/><text:tab/>===========================================</text:span></text:p>
      <text:p text:style-name="P1"><text:span text:style-name="T1">=&gt;Method Overriding=Method Heading is same + Method Body is Different</text:span></text:p>
      <text:p text:style-name="P1"><text:span text:style-name="T1"><text:tab/><text:tab/><text:tab/>(OR)</text:span></text:p>
      <text:p text:style-name="P1"><text:span text:style-name="T1">=&gt;The process of re-defining the original method of base class into various derived classes for performing different operations is called Method Overriding.</text:span></text:p>
      <text:p text:style-name="P1"><text:span text:style-name="T1">=&gt;To use Method Overriding in python program we must apply Inheritance Principle.</text:span></text:p>
      <text:p text:style-name="P1"><text:span text:style-name="T1">=&gt;Method Overriding used for implementing Polymorphism Principle.</text:span></text:p>
      <text:p text:style-name="P1"><text:span text:style-name="T1">(PLOYMORPHISM&lt;----METHOD OVERRIDING&lt;-----INHERITANCE&lt;----CLASS AND OBJECTS )</text:span></text:p>
      <text:p text:style-name="P1"><text:span text:style-name="T1">-----------------------</text:span></text:p>
      <text:p text:style-name="P1"><text:span text:style-name="T1">Examples:</text:span></text:p>
      <text:p text:style-name="P1"><text:span text:style-name="T1">-----------------------</text:span></text:p>
      <text:p text:style-name="P1"><text:span text:style-name="T1">#methodoverex1.py</text:span></text:p>
      <text:p text:style-name="P1"><text:span text:style-name="T1">class Circle:</text:span></text:p>
      <text:p text:style-name="P1"><text:span text:style-name="T1"><text:tab/>def <text:s/>draw(self): <text:s/># original Method</text:span></text:p>
      <text:p text:style-name="P1"><text:span text:style-name="T1"><text:tab/><text:tab/>print("Drawing Circle")</text:span></text:p>
      <text:p text:style-name="P2"/>
      <text:p text:style-name="P1"><text:span text:style-name="T1">class Rect(Circle):</text:span></text:p>
      <text:p text:style-name="P1"><text:span text:style-name="T1"><text:tab/>def draw(self): <text:s text:c="3"/># overridden Method</text:span></text:p>
      <text:p text:style-name="P1"><text:span text:style-name="T1"><text:tab/><text:tab/>print("Drawing Rect:")</text:span></text:p>
      <text:p text:style-name="P1"><text:span text:style-name="T1"><text:tab/><text:tab/>super().draw()</text:span></text:p>
      <text:p text:style-name="P2"/>
      <text:p text:style-name="P1"><text:span text:style-name="T1">class Square(Rect):</text:span></text:p>
      <text:p text:style-name="P1"><text:span text:style-name="T1"><text:tab/>def <text:s/>draw(self): # overridden Method</text:span></text:p>
      <text:p text:style-name="P1"><text:span text:style-name="T1"><text:tab/><text:tab/>print("Drawing Square:")</text:span></text:p>
      <text:p text:style-name="P1"><text:soft-page-break/><text:span text:style-name="T1"><text:tab/><text:tab/>super().draw()</text:span></text:p>
      <text:p text:style-name="P2"/>
      <text:p text:style-name="P1"><text:span text:style-name="T1">#main program</text:span></text:p>
      <text:p text:style-name="P1"><text:span text:style-name="T1">so=Square()</text:span></text:p>
      <text:p text:style-name="P1"><text:span text:style-name="T1">so.draw()</text:span></text:p>
      <text:p text:style-name="P1"><text:span text:style-name="T1">------------------------------------------------------------------------</text:span></text:p>
      <text:p text:style-name="P1"><text:span text:style-name="T1">#teacher.py</text:span></text:p>
      <text:p text:style-name="P1"><text:span text:style-name="T1">class Teacher:</text:span></text:p>
      <text:p text:style-name="P1"><text:span text:style-name="T1"><text:tab/>def <text:s text:c="2"/>readsub(self):</text:span></text:p>
      <text:p text:style-name="P1"><text:span text:style-name="T1"><text:tab/><text:tab/>print("Teacher advises to read 2 hours")</text:span></text:p>
      <text:p text:style-name="P2"/>
      <text:p text:style-name="P1"><text:span text:style-name="T1">class LazyStudent(Teacher):</text:span></text:p>
      <text:p text:style-name="P1"><text:span text:style-name="T1"><text:tab/>def readsub(self):</text:span></text:p>
      <text:p text:style-name="P1"><text:span text:style-name="T1"><text:tab/><text:tab/>print("LazyStudent never read at all")</text:span></text:p>
      <text:p text:style-name="P1"><text:span text:style-name="T1">class PerfectStudent(Teacher):</text:span></text:p>
      <text:p text:style-name="P1"><text:span text:style-name="T1"><text:tab/>def readsub(self):</text:span></text:p>
      <text:p text:style-name="P1"><text:span text:style-name="T1"><text:tab/><text:tab/>print(" Perfect Student 2hrs reading and practicing")</text:span></text:p>
      <text:p text:style-name="P2"/>
      <text:p text:style-name="P1"><text:span text:style-name="T1">ls=LazyStudent()</text:span></text:p>
      <text:p text:style-name="P1"><text:span text:style-name="T1">ls.readsub()</text:span></text:p>
      <text:p text:style-name="P1"><text:span text:style-name="T1">ps=PerfectStudent()</text:span></text:p>
      <text:p text:style-name="P1"><text:span text:style-name="T1">ps.readsub()</text:span></text:p>
      <text:p text:style-name="P1"><text:span text:style-name="T1">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140" meta:character-count="1435" meta:non-whitespace-character-count="1301"/>
    <meta:generator>LibreOfficeDev/6.0.5.2$Linux_X86_64 LibreOffice_project/</meta:generator>
  </office:meta>
</office:document-meta>
</file>